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444cm" fo:min-width="2.19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342cm" fo:min-width="3.092cm"/>
    </style:style>
    <style:style style:name="gr5" style:family="graphic" style:parent-style-name="objectwithoutfill">
      <style:graphic-properties svg:stroke-width="0.053cm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471cm"/>
    </style:style>
    <style:style style:name="gr7" style:family="graphic" style:parent-style-name="standard">
      <style:graphic-properties svg:stroke-width="0.035cm" svg:stroke-color="#000000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width="0.018cm" svg:stroke-color="#000000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width="0.106cm" svg:stroke-color="#b2b2b2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b2b2b2" draw:marker-start-width="0.358cm" draw:marker-end-width="0.358cm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dash" draw:stroke-dash="Fine_20_Dashed" svg:stroke-width="0.028cm" svg:stroke-color="#000000" draw:marker-start="Symmetric_20_Arrow" draw:marker-start-width="0.242cm" draw:marker-end-width="0.242cm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7.3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3.81cm" svg:x="6.71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7.98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8cm" svg:height="5.08cm" svg:x="6.0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62cm" svg:y1="8.62cm" svg:x2="8.62cm" svg:y2="11.795cm">
          <text:p/>
        </draw:line>
        <draw:line draw:style-name="gr5" draw:text-style-name="P1" draw:layer="layout" svg:x1="8.62cm" svg:y1="8.619cm" svg:x2="11.37cm" svg:y2="7.032cm">
          <text:p/>
        </draw:line>
        <draw:line draw:style-name="gr5" draw:text-style-name="P1" draw:layer="layout" svg:x1="8.62cm" svg:y1="8.62cm" svg:x2="5.87cm" svg:y2="7.032cm">
          <text:p/>
        </draw:line>
        <draw:frame draw:style-name="gr6" draw:text-style-name="P4" draw:layer="layout" svg:width="4.318cm" svg:height="0.721cm" svg:x="6.461cm" svg:y="5.421cm">
          <draw:text-box>
            <text:p text:style-name="P3"><text:span text:style-name="T1">System</text:span></text:p>
          </draw:text-box>
        </draw:frame>
        <draw:frame draw:style-name="gr6" draw:text-style-name="P4" draw:layer="layout" svg:width="4.318cm" svg:height="0.721cm" svg:x="6.461cm" svg:y="6.094cm">
          <draw:text-box>
            <text:p text:style-name="P3"><text:span text:style-name="T1">Processor</text:span></text:p>
          </draw:text-box>
        </draw:frame>
        <draw:frame draw:style-name="gr6" draw:text-style-name="P4" draw:layer="layout" svg:width="4.318cm" svg:height="0.721cm" svg:x="6.461cm" svg:y="6.694cm">
          <draw:text-box>
            <text:p text:style-name="P3"><text:span text:style-name="T1">Logic</text:span></text:p>
          </draw:text-box>
        </draw:frame>
        <draw:frame draw:style-name="gr6" draw:text-style-name="P4" draw:layer="layout" svg:width="4.318cm" svg:height="0.721cm" svg:x="6.461cm" svg:y="7.366cm">
          <draw:text-box>
            <text:p text:style-name="P3"><text:span text:style-name="T1">Circuit</text:span></text:p>
          </draw:text-box>
        </draw:frame>
        <draw:line draw:style-name="gr5" draw:text-style-name="P1" draw:layer="layout" svg:x1="8.62cm" svg:y1="17.52cm" svg:x2="8.62cm" svg:y2="20.695cm">
          <text:p/>
        </draw:line>
        <draw:line draw:style-name="gr5" draw:text-style-name="P1" draw:layer="layout" svg:x1="8.62cm" svg:y1="17.519cm" svg:x2="11.37cm" svg:y2="15.932cm">
          <text:p/>
        </draw:line>
        <draw:line draw:style-name="gr5" draw:text-style-name="P1" draw:layer="layout" svg:x1="8.62cm" svg:y1="17.52cm" svg:x2="5.87cm" svg:y2="15.932cm">
          <text:p/>
        </draw:line>
        <draw:frame draw:style-name="gr6" draw:text-style-name="P4" draw:layer="layout" svg:width="4.318cm" svg:height="0.721cm" svg:x="6.461cm" svg:y="14.321cm">
          <draw:text-box>
            <text:p text:style-name="P3"><text:span text:style-name="T1">System</text:span></text:p>
          </draw:text-box>
        </draw:frame>
        <draw:frame draw:style-name="gr6" draw:text-style-name="P4" draw:layer="layout" svg:width="4.318cm" svg:height="0.721cm" svg:x="6.461cm" svg:y="14.994cm">
          <draw:text-box>
            <text:p text:style-name="P3"><text:span text:style-name="T1">Processor</text:span></text:p>
          </draw:text-box>
        </draw:frame>
        <draw:frame draw:style-name="gr6" draw:text-style-name="P4" draw:layer="layout" svg:width="4.318cm" svg:height="0.721cm" svg:x="6.461cm" svg:y="15.594cm">
          <draw:text-box>
            <text:p text:style-name="P3"><text:span text:style-name="T1">Logic</text:span></text:p>
          </draw:text-box>
        </draw:frame>
        <draw:frame draw:style-name="gr6" draw:text-style-name="P4" draw:layer="layout" svg:width="4.318cm" svg:height="0.721cm" svg:x="6.461cm" svg:y="16.266cm">
          <draw:text-box>
            <text:p text:style-name="P3"><text:span text:style-name="T1">Circuit</text:span></text:p>
          </draw:text-box>
        </draw:frame>
        <draw:circle draw:style-name="gr7" draw:text-style-name="P3" draw:layer="layout" svg:width="5.08cm" svg:height="5.08cm" svg:x="6.08cm" svg:y="14.97cm" draw:kind="arc" draw:start-angle="29.72" draw:end-angle="150.44">
          <text:p/>
        </draw:circle>
        <draw:circle draw:style-name="gr8" draw:text-style-name="P3" draw:layer="layout" svg:width="5.08cm" svg:height="5.08cm" draw:transform="rotate (-2.0917771085152) translate (12.086cm 16.571cm)" draw:kind="arc" draw:start-angle="29.72" draw:end-angle="150.44">
          <text:p/>
        </draw:circle>
        <draw:circle draw:style-name="gr8" draw:text-style-name="P3" draw:layer="layout" svg:width="5.08cm" svg:height="5.08cm" draw:transform="rotate (2.08497032443243) translate (7.658cm 20.97cm)" draw:kind="arc" draw:start-angle="29.72" draw:end-angle="150.44">
          <text:p/>
        </draw:circle>
        <draw:circle draw:style-name="gr9" draw:text-style-name="P3" draw:layer="layout" svg:width="3.81cm" svg:height="3.81cm" svg:x="6.715cm" svg:y="15.605cm" draw:kind="arc" draw:start-angle="29.76" draw:end-angle="150.03">
          <text:p/>
        </draw:circle>
        <draw:circle draw:style-name="gr9" draw:text-style-name="P3" draw:layer="layout" svg:width="3.81cm" svg:height="3.81cm" draw:transform="rotate (-2.09491870116879) translate (11.222cm 16.813cm)" draw:kind="arc" draw:start-angle="29.76" draw:end-angle="150.03">
          <text:p/>
        </draw:circle>
        <draw:circle draw:style-name="gr9" draw:text-style-name="P3" draw:layer="layout" svg:width="3.81cm" svg:height="3.81cm" draw:transform="rotate (2.09614043164519) translate (7.928cm 20.113cm)" draw:kind="arc" draw:start-angle="29.76" draw:end-angle="150.03">
          <text:p/>
        </draw:circle>
        <draw:circle draw:style-name="gr9" draw:text-style-name="P3" draw:layer="layout" svg:width="2.54cm" svg:height="2.54cm" svg:x="7.35cm" svg:y="16.24cm" draw:kind="arc" draw:start-angle="29.91" draw:end-angle="150.4">
          <text:p/>
        </draw:circle>
        <draw:circle draw:style-name="gr9" draw:text-style-name="P3" draw:layer="layout" svg:width="2.54cm" svg:height="2.54cm" draw:transform="rotate (-2.0943951023932) translate (10.353cm 17.046cm)" draw:kind="arc" draw:start-angle="29.91" draw:end-angle="150.4">
          <text:p/>
        </draw:circle>
        <draw:circle draw:style-name="gr9" draw:text-style-name="P3" draw:layer="layout" svg:width="2.54cm" svg:height="2.54cm" draw:transform="rotate (2.0943951023932) translate (8.156cm 19.243cm)" draw:kind="arc" draw:start-angle="29.91" draw:end-angle="150.4">
          <text:p/>
        </draw:circle>
        <draw:circle draw:style-name="gr9" draw:text-style-name="P3" draw:layer="layout" svg:width="1.27cm" svg:height="1.27cm" svg:x="7.985cm" svg:y="16.875cm" draw:kind="arc" draw:start-angle="29.48" draw:end-angle="150.34">
          <text:p/>
        </draw:circle>
        <draw:circle draw:style-name="gr9" draw:text-style-name="P3" draw:layer="layout" svg:width="1.27cm" svg:height="1.27cm" draw:transform="rotate (-2.0943951023932) translate (9.486cm 17.278cm)" draw:kind="arc" draw:start-angle="29.48" draw:end-angle="150.34">
          <text:p/>
        </draw:circle>
        <draw:circle draw:style-name="gr9" draw:text-style-name="P3" draw:layer="layout" svg:width="1.27cm" svg:height="1.27cm" draw:transform="rotate (2.0943951023932) translate (8.388cm 18.376cm)" draw:kind="arc" draw:start-angle="29.48" draw:end-angle="150.34">
          <text:p/>
        </draw:circle>
      </draw:page>
      <draw:page draw:name="page2" draw:style-name="dp1" draw:master-page-name="Default">
        <draw:custom-shape draw:style-name="gr1" draw:text-style-name="P1" draw:layer="layout" svg:width="2.54cm" svg:height="2.54cm" svg:x="4.35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3.81cm" svg:x="3.715cm" svg:y="3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4.985cm" svg:y="4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8cm" svg:height="5.08cm" svg:x="3.08cm" svg:y="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2cm" svg:y1="5.62cm" svg:x2="5.62cm" svg:y2="8.795cm">
          <text:p/>
        </draw:line>
        <draw:line draw:style-name="gr5" draw:text-style-name="P1" draw:layer="layout" svg:x1="5.62cm" svg:y1="5.619cm" svg:x2="8.37cm" svg:y2="4.032cm">
          <text:p/>
        </draw:line>
        <draw:line draw:style-name="gr5" draw:text-style-name="P1" draw:layer="layout" svg:x1="5.62cm" svg:y1="5.62cm" svg:x2="2.87cm" svg:y2="4.032cm">
          <text:p/>
        </draw:line>
        <draw:frame draw:style-name="gr6" draw:text-style-name="P4" draw:layer="layout" svg:width="4.318cm" svg:height="0.721cm" svg:x="3.461cm" svg:y="2.421cm">
          <draw:text-box>
            <text:p text:style-name="P3"><text:span text:style-name="T1">System</text:span></text:p>
          </draw:text-box>
        </draw:frame>
        <draw:frame draw:style-name="gr6" draw:text-style-name="P4" draw:layer="layout" svg:width="4.318cm" svg:height="0.721cm" svg:x="3.461cm" svg:y="3.094cm">
          <draw:text-box>
            <text:p text:style-name="P3"><text:span text:style-name="T1">Processor</text:span></text:p>
          </draw:text-box>
        </draw:frame>
        <draw:frame draw:style-name="gr6" draw:text-style-name="P4" draw:layer="layout" svg:width="4.318cm" svg:height="0.721cm" svg:x="3.461cm" svg:y="3.694cm">
          <draw:text-box>
            <text:p text:style-name="P3"><text:span text:style-name="T1">Logic</text:span></text:p>
          </draw:text-box>
        </draw:frame>
        <draw:frame draw:style-name="gr6" draw:text-style-name="P4" draw:layer="layout" svg:width="4.318cm" svg:height="0.721cm" svg:x="3.461cm" svg:y="4.366cm">
          <draw:text-box>
            <text:p text:style-name="P3"><text:span text:style-name="T1">Circuit</text:span></text:p>
          </draw:text-box>
        </draw:frame>
        <draw:line draw:style-name="gr5" draw:text-style-name="P1" draw:layer="layout" svg:x1="5.62cm" svg:y1="14.52cm" svg:x2="5.62cm" svg:y2="17.695cm">
          <text:p/>
        </draw:line>
        <draw:line draw:style-name="gr5" draw:text-style-name="P1" draw:layer="layout" svg:x1="5.62cm" svg:y1="14.519cm" svg:x2="8.37cm" svg:y2="12.932cm">
          <text:p/>
        </draw:line>
        <draw:line draw:style-name="gr5" draw:text-style-name="P1" draw:layer="layout" svg:x1="5.62cm" svg:y1="14.52cm" svg:x2="2.87cm" svg:y2="12.932cm">
          <text:p/>
        </draw:line>
        <draw:frame draw:style-name="gr6" draw:text-style-name="P4" draw:layer="layout" svg:width="4.318cm" svg:height="0.721cm" svg:x="3.461cm" svg:y="11.321cm">
          <draw:text-box>
            <text:p text:style-name="P3"><text:span text:style-name="T1">System</text:span></text:p>
          </draw:text-box>
        </draw:frame>
        <draw:circle draw:style-name="gr10" draw:text-style-name="P3" draw:layer="layout" svg:width="5.08cm" svg:height="5.08cm" svg:x="3.08cm" svg:y="11.97cm" draw:kind="arc" draw:start-angle="29.72" draw:end-angle="150.44">
          <text:p/>
        </draw:circle>
        <draw:circle draw:style-name="gr8" draw:text-style-name="P3" draw:layer="layout" svg:width="5.08cm" svg:height="5.08cm" draw:transform="rotate (-2.0917771085152) translate (9.086cm 13.571cm)" draw:kind="arc" draw:start-angle="29.72" draw:end-angle="150.44">
          <text:p/>
        </draw:circle>
        <draw:circle draw:style-name="gr8" draw:text-style-name="P3" draw:layer="layout" svg:width="5.08cm" svg:height="5.08cm" draw:transform="rotate (2.08497032443243) translate (4.658cm 17.97cm)" draw:kind="arc" draw:start-angle="29.72" draw:end-angle="150.44">
          <text:p/>
        </draw:circle>
        <draw:circle draw:style-name="gr11" draw:text-style-name="P3" draw:layer="layout" svg:width="3.81cm" svg:height="3.81cm" svg:x="3.715cm" svg:y="12.605cm" draw:kind="arc" draw:start-angle="29.76" draw:end-angle="150.03">
          <text:p/>
        </draw:circle>
        <draw:circle draw:style-name="gr9" draw:text-style-name="P3" draw:layer="layout" svg:width="3.81cm" svg:height="3.81cm" draw:transform="rotate (-2.09491870116879) translate (8.222cm 13.813cm)" draw:kind="arc" draw:start-angle="29.76" draw:end-angle="150.03">
          <text:p/>
        </draw:circle>
        <draw:circle draw:style-name="gr9" draw:text-style-name="P3" draw:layer="layout" svg:width="3.81cm" svg:height="3.81cm" draw:transform="rotate (2.09614043164519) translate (4.928cm 17.113cm)" draw:kind="arc" draw:start-angle="29.76" draw:end-angle="150.03">
          <text:p/>
        </draw:circle>
        <draw:circle draw:style-name="gr12" draw:text-style-name="P3" draw:layer="layout" svg:width="2.54cm" svg:height="2.54cm" svg:x="4.35cm" svg:y="13.24cm" draw:kind="arc" draw:start-angle="29.91" draw:end-angle="150.4">
          <text:p/>
        </draw:circle>
        <draw:circle draw:style-name="gr11" draw:text-style-name="P3" draw:layer="layout" svg:width="2.54cm" svg:height="2.54cm" draw:transform="rotate (-2.0943951023932) translate (7.353cm 14.046cm)" draw:kind="arc" draw:start-angle="29.91" draw:end-angle="150.4">
          <text:p/>
        </draw:circle>
        <draw:circle draw:style-name="gr9" draw:text-style-name="P3" draw:layer="layout" svg:width="2.54cm" svg:height="2.54cm" draw:transform="rotate (2.0943951023932) translate (5.156cm 16.243cm)" draw:kind="arc" draw:start-angle="29.91" draw:end-angle="150.4">
          <text:p/>
        </draw:circle>
        <draw:circle draw:style-name="gr9" draw:text-style-name="P3" draw:layer="layout" svg:width="1.27cm" svg:height="1.27cm" svg:x="4.985cm" svg:y="13.875cm" draw:kind="arc" draw:start-angle="29.48" draw:end-angle="150.34">
          <text:p/>
        </draw:circle>
        <draw:circle draw:style-name="gr9" draw:text-style-name="P3" draw:layer="layout" svg:width="1.27cm" svg:height="1.27cm" draw:transform="rotate (-2.0943951023932) translate (6.486cm 14.278cm)" draw:kind="arc" draw:start-angle="29.48" draw:end-angle="150.34">
          <text:p/>
        </draw:circle>
        <draw:circle draw:style-name="gr9" draw:text-style-name="P3" draw:layer="layout" svg:width="1.27cm" svg:height="1.27cm" draw:transform="rotate (2.0943951023932) translate (5.388cm 15.376cm)" draw:kind="arc" draw:start-angle="29.48" draw:end-angle="150.34">
          <text:p/>
        </draw:circle>
        <draw:circle draw:style-name="gr11" draw:text-style-name="P3" draw:layer="layout" svg:width="3.81cm" svg:height="3.81cm" svg:x="3.689cm" svg:y="12.603cm" draw:kind="arc" draw:start-angle="29.76" draw:end-angle="150.03">
          <text:p/>
        </draw:circle>
        <draw:ellipse draw:style-name="gr13" draw:text-style-name="P3" draw:layer="layout" svg:width="4.504cm" svg:height="3.951cm" svg:x="3.709cm" svg:y="12.391cm" draw:kind="arc" draw:start-angle="34.34" draw:end-angle="156.21">
          <text:p/>
        </draw:ellipse>
        <draw:ellipse draw:style-name="gr13" draw:text-style-name="P3" draw:layer="layout" svg:width="3.231cm" svg:height="3.103cm" svg:x="4.347cm" svg:y="12.938cm" draw:kind="arc" draw:start-angle="34.34" draw:end-angle="156.21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02:52.030360000</meta:creation-date>
    <meta:generator>LibreOffice/5.0.4.2$MacOSX_X86_64 LibreOffice_project/2b9802c1994aa0b7dc6079e128979269cf95bc78</meta:generator>
    <dc:date>2016-06-21T16:02:01.028462000</dc:date>
    <meta:editing-duration>PT40M30S</meta:editing-duration>
    <meta:editing-cycles>3</meta:editing-cycles>
    <meta:document-statistic meta:object-count="60"/>
  </office:meta>
</office:document-meta>
</file>